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478">
            <text:p>478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540">
            <text:p>540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576">
            <text:p>4576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675">
            <text:p>2675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9048">
            <text:p>9048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2353">
            <text:p>12353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012">
            <text:p>201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49">
            <text:p>849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21">
            <text:p>1221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201">
            <text:p>5201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2923">
            <text:p>12923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909">
            <text:p>1909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276">
            <text:p>276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0417">
            <text:p>20417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6089">
            <text:p>46089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773">
            <text:p>2773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6442">
            <text:p>6442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9211">
            <text:p>921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967">
            <text:p>496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920">
            <text:p>99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5603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1" office:value-type="float" office:value="11536">
            <text:p>11536</text:p>
          </table:table-cell>
          <table:table-cell table:style-name="ce21" office:value-type="float" office:value="10202">
            <text:p>10202</text:p>
          </table:table-cell>
          <table:table-cell table:style-name="ce21" office:value-type="float" office:value="12737">
            <text:p>12737</text:p>
          </table:table-cell>
          <table:table-cell table:style-name="ce21" office:value-type="float" office:value="13391">
            <text:p>13391</text:p>
          </table:table-cell>
          <table:table-cell table:style-name="ce21" office:value-type="float" office:value="13665">
            <text:p>13665</text:p>
          </table:table-cell>
          <table:table-cell table:style-name="ce21" office:value-type="float" office:value="14454">
            <text:p>14454</text:p>
          </table:table-cell>
          <table:table-cell table:style-name="ce21" office:value-type="float" office:value="14457">
            <text:p>14457</text:p>
          </table:table-cell>
          <table:table-cell table:style-name="ce21" office:value-type="float" office:value="14943">
            <text:p>14943</text:p>
          </table:table-cell>
          <table:table-cell table:style-name="ce21" office:value-type="float" office:value="13622">
            <text:p>13622</text:p>
          </table:table-cell>
          <table:table-cell table:style-name="ce21" office:value-type="float" office:value="13502">
            <text:p>13502</text:p>
          </table:table-cell>
          <table:table-cell table:style-name="ce21" office:value-type="float" office:value="12066">
            <text:p>12066</text:p>
          </table:table-cell>
          <table:table-cell table:style-name="ce21" office:value-type="float" office:value="11463">
            <text:p>11463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363">
            <text:p>363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04">
            <text:p>30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1697">
            <text:p>2169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1361">
            <text:p>21361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047">
            <text:p>1047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3796">
            <text:p>33796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5096">
            <text:p>15096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2374">
            <text:p>6237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56038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3028">
            <text:p>2302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594">
            <text:p>2259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2640">
            <text:p>2264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2301">
            <text:p>2230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4518">
            <text:p>24518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2095">
            <text:p>2209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8862">
            <text:p>188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560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